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3" style:family="table-cell" style:parent-style-name="Hyperkobling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23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tadata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Exchange rates in Germany, 1995-2020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7" table:style-name="ce4"/>
          <table:table-cell table:number-columns-repeated="16377"/>
        </table:table-row>
        <table:table-row table:style-name="ro3">
          <table:table-cell office:value-type="string" table:style-name="ce4">
            <text:p>Source</text:p>
          </table:table-cell>
          <table:table-cell office:value-type="string" table:style-name="ce4">
            <text:p>OECD</text:p>
          </table:table-cell>
          <table:table-cell table:number-columns-repeated="5" table:style-name="ce4"/>
          <table:table-cell table:number-columns-repeated="16377"/>
        </table:table-row>
        <table:table-row table:style-name="ro3">
          <table:table-cell office:value-type="string" table:style-name="ce4">
            <text:p>Dataset name</text:p>
          </table:table-cell>
          <table:table-cell office:value-type="string" table:style-name="ce4">
            <text:p>"PPPs and exchange rates", OECD National Accounts Statistics</text:p>
          </table:table-cell>
          <table:table-cell table:number-columns-repeated="5" table:style-name="ce4"/>
          <table:table-cell table:number-columns-repeated="16377"/>
        </table:table-row>
        <table:table-row table:style-name="ro3">
          <table:table-cell office:value-type="string" table:style-name="ce4">
            <text:p>Date downloaded</text:p>
          </table:table-cell>
          <table:table-cell office:value-type="string" table:style-name="ce4">
            <text:p>15/12/2023</text:p>
          </table:table-cell>
          <table:table-cell table:number-columns-repeated="5" table:style-name="ce4"/>
          <table:table-cell table:number-columns-repeated="16377"/>
        </table:table-row>
        <table:table-row table:style-name="ro3">
          <table:table-cell office:value-type="string" table:style-name="ce4">
            <text:p>URL</text:p>
          </table:table-cell>
          <table:table-cell office:value-type="string" table:style-name="ce3">
            <text:p><text:a xlink:href="https://doi.org/10.1787/data-00004-en">https://doi.org/10.1787/data-00004-en</text:a>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table:number-columns-repeated="7" table:style-name="ce4"/>
          <table:table-cell table:number-columns-repeated="16377"/>
        </table:table-row>
        <table:table-row table:style-name="ro3">
          <table:table-cell office:value-type="string" table:style-name="ce4">
            <text:p>The sheet "data" restitutes the data as it stands in the original .csv file downloaded.</text:p>
          </table:table-cell>
          <table:table-cell table:number-columns-repeated="6" table:style-name="ce4"/>
          <table:table-cell table:number-columns-repeated="16377"/>
        </table:table-row>
        <table:table-row table:style-name="ro3">
          <table:table-cell office:value-type="string" table:style-name="ce4">
            <text:p>Filters applied:</text:p>
          </table:table-cell>
          <table:table-cell office:value-type="string" table:style-name="ce4">
            <text:p>Location = "Germany"</text:p>
          </table:table-cell>
          <table:table-cell table:number-columns-repeated="5" table:style-name="ce4"/>
          <table:table-cell table:number-columns-repeated="16377"/>
        </table:table-row>
        <table:table-row table:style-name="ro3">
          <table:table-cell table:style-name="ce4"/>
          <table:table-cell office:value-type="string" table:style-name="ce4">
            <text:p>Year in [1995:2020]</text:p>
          </table:table-cell>
          <table:table-cell table:number-columns-repeated="5" table:style-name="ce4"/>
          <table:table-cell table:number-columns-repeated="16377"/>
        </table:table-row>
        <table:table-row table:style-name="ro3">
          <table:table-cell table:style-name="ce4"/>
          <table:table-cell office:value-type="string" table:style-name="ce4">
            <text:p>Measure = "National currency per US dollar"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table:number-columns-repeated="7" table:style-name="ce4"/>
          <table:table-cell table:number-columns-repeated="16377"/>
        </table:table-row>
        <table:table-row table:number-rows-repeated="1048563" table:style-name="ro2">
          <table:table-cell table:number-columns-repeated="16384"/>
        </table:table-row>
      </table:table>
      <table:table table:name="data" table:style-name="ta2">
        <table:table-column table:style-name="co2" table:number-columns-repeated="16384" table:default-cell-style-name="ce1"/>
        <table:table-row table:style-name="ro3">
          <table:table-cell office:value-type="string" table:style-name="ce1">
            <text:p>LOCATION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TRANSACT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MEASURE</text:p>
          </table:table-cell>
          <table:table-cell office:value-type="string" table:style-name="ce1">
            <text:p>Measur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Unit Code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PowerCode Code</text:p>
          </table:table-cell>
          <table:table-cell office:value-type="string" table:style-name="ce1">
            <text:p>PowerCode</text:p>
          </table:table-cell>
          <table:table-cell office:value-type="string" table:style-name="ce1">
            <text:p>Reference Period Code</text:p>
          </table:table-cell>
          <table:table-cell office:value-type="string" table:style-name="ce1">
            <text:p>Reference Period</text:p>
          </table:table-cell>
          <table:table-cell office:value-type="string" table:style-name="ce1">
            <text:p>Value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1995" table:style-name="ce1">
            <text:p>1995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73274899999999998" table:style-name="ce1">
            <text:p>0.732749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1996" table:style-name="ce1">
            <text:p>1996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76937900000000004" table:style-name="ce1">
            <text:p>0.769379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1997" table:style-name="ce1">
            <text:p>1997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88660899999999998" table:style-name="ce1">
            <text:p>0.886609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1998" table:style-name="ce1">
            <text:p>1998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89970399999999995" table:style-name="ce1">
            <text:p>0.899704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1999" table:style-name="ce1">
            <text:p>1999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93828299999999998" table:style-name="ce1">
            <text:p>0.938283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00" table:style-name="ce1">
            <text:p>2000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1.082705" table:style-name="ce1">
            <text:p>1.082705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01" table:style-name="ce1">
            <text:p>2001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1.116533" table:style-name="ce1">
            <text:p>1.116533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02" table:style-name="ce1">
            <text:p>2002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1.0575589999999999" table:style-name="ce1">
            <text:p>1.057559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03" table:style-name="ce1">
            <text:p>2003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88404799999999994" table:style-name="ce1">
            <text:p>0.884048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04" table:style-name="ce1">
            <text:p>2004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80392200000000003" table:style-name="ce1">
            <text:p>0.803922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05" table:style-name="ce1">
            <text:p>2005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80379999999999996" table:style-name="ce1">
            <text:p>0.8038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06" table:style-name="ce1">
            <text:p>2006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79643299999999995" table:style-name="ce1">
            <text:p>0.796433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07" table:style-name="ce1">
            <text:p>2007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72967199999999999" table:style-name="ce1">
            <text:p>0.729672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08" table:style-name="ce1">
            <text:p>2008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67992300000000006" table:style-name="ce1">
            <text:p>0.679923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09" table:style-name="ce1">
            <text:p>2009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71695799999999998" table:style-name="ce1">
            <text:p>0.716958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10" table:style-name="ce1">
            <text:p>2010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75430900000000001" table:style-name="ce1">
            <text:p>0.754309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11" table:style-name="ce1">
            <text:p>2011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718414" table:style-name="ce1">
            <text:p>0.718414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12" table:style-name="ce1">
            <text:p>2012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77833799999999997" table:style-name="ce1">
            <text:p>0.778338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13" table:style-name="ce1">
            <text:p>2013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75294499999999998" table:style-name="ce1">
            <text:p>0.752945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14" table:style-name="ce1">
            <text:p>2014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75272799999999995" table:style-name="ce1">
            <text:p>0.752728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15" table:style-name="ce1">
            <text:p>201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90129599999999999" table:style-name="ce1">
            <text:p>0.901296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16" table:style-name="ce1">
            <text:p>2016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90342100000000003" table:style-name="ce1">
            <text:p>0.903421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17" table:style-name="ce1">
            <text:p>201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88520600000000005" table:style-name="ce1">
            <text:p>0.885206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18" table:style-name="ce1">
            <text:p>201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846773" table:style-name="ce1">
            <text:p>0.846773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19" table:style-name="ce1">
            <text:p>2019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89327599999999996" table:style-name="ce1">
            <text:p>0.893276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DE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XC</text:p>
          </table:table-cell>
          <table:table-cell office:value-type="string" table:style-name="ce1">
            <text:p>Exchange rates, period-averag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National currency per US dollar</text:p>
          </table:table-cell>
          <table:table-cell office:value-type="float" office:value="2020" table:style-name="ce1">
            <text:p>2020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UR</text:p>
          </table:table-cell>
          <table:table-cell office:value-type="string" table:style-name="ce1">
            <text:p>Eu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ts</text:p>
          </table:table-cell>
          <table:table-cell table:number-columns-repeated="2" table:style-name="ce1"/>
          <table:table-cell office:value-type="float" office:value="0.87550600000000001" table:style-name="ce1">
            <text:p>0.875506</text:p>
          </table:table-cell>
          <table:table-cell table:number-columns-repeated="16369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style:style style:name="_50_0_32__37__32__8211__32_uthevingsfarge_32_1" style:display-name="20 % – uthevingsfarge 1" style:family="table-cell" style:data-style-name="N0">
      <style:table-cell-properties fo:background-color="#D9E1F2"/>
    </style:style>
    <style:style style:name="_50_0_32__37__32__8211__32_uthevingsfarge_32_2" style:display-name="20 % – uthevingsfarge 2" style:family="table-cell" style:data-style-name="N0">
      <style:table-cell-properties fo:background-color="#FCE4D6"/>
    </style:style>
    <style:style style:name="_50_0_32__37__32__8211__32_uthevingsfarge_32_3" style:display-name="20 % – uthevingsfarge 3" style:family="table-cell" style:data-style-name="N0">
      <style:table-cell-properties fo:background-color="#EDEDED"/>
    </style:style>
    <style:style style:name="_50_0_32__37__32__8211__32_uthevingsfarge_32_4" style:display-name="20 % – uthevingsfarge 4" style:family="table-cell" style:data-style-name="N0">
      <style:table-cell-properties fo:background-color="#FFF2CC"/>
    </style:style>
    <style:style style:name="_50_0_32__37__32__8211__32_uthevingsfarge_32_5" style:display-name="20 % – uthevingsfarge 5" style:family="table-cell" style:data-style-name="N0">
      <style:table-cell-properties fo:background-color="#DDEBF7"/>
    </style:style>
    <style:style style:name="_50_0_32__37__32__8211__32_uthevingsfarge_32_6" style:display-name="20 % – uthevingsfarge 6" style:family="table-cell" style:data-style-name="N0">
      <style:table-cell-properties fo:background-color="#E2EFDA"/>
    </style:style>
    <style:style style:name="_52_0_32__37__32__8211__32_uthevingsfarge_32_1" style:display-name="40 % – uthevingsfarge 1" style:family="table-cell" style:data-style-name="N0">
      <style:table-cell-properties fo:background-color="#B4C6E7"/>
    </style:style>
    <style:style style:name="_52_0_32__37__32__8211__32_uthevingsfarge_32_2" style:display-name="40 % – uthevingsfarge 2" style:family="table-cell" style:data-style-name="N0">
      <style:table-cell-properties fo:background-color="#F8CBAD"/>
    </style:style>
    <style:style style:name="_52_0_32__37__32__8211__32_uthevingsfarge_32_3" style:display-name="40 % – uthevingsfarge 3" style:family="table-cell" style:data-style-name="N0">
      <style:table-cell-properties fo:background-color="#DBDBDB"/>
    </style:style>
    <style:style style:name="_52_0_32__37__32__8211__32_uthevingsfarge_32_4" style:display-name="40 % – uthevingsfarge 4" style:family="table-cell" style:data-style-name="N0">
      <style:table-cell-properties fo:background-color="#FFE699"/>
    </style:style>
    <style:style style:name="_52_0_32__37__32__8211__32_uthevingsfarge_32_5" style:display-name="40 % – uthevingsfarge 5" style:family="table-cell" style:data-style-name="N0">
      <style:table-cell-properties fo:background-color="#BDD7EE"/>
    </style:style>
    <style:style style:name="_52_0_32__37__32__8211__32_uthevingsfarge_32_6" style:display-name="40 % – uthevingsfarge 6" style:family="table-cell" style:data-style-name="N0">
      <style:table-cell-properties fo:background-color="#C6E0B4"/>
    </style:style>
    <style:style style:name="_54_0_32__37__32__8211__32_uthevingsfarge_32_1" style:display-name="60 % – uthevingsfarge 1" style:family="table-cell" style:data-style-name="N0">
      <style:table-cell-properties fo:background-color="#8EA9DB"/>
    </style:style>
    <style:style style:name="_54_0_32__37__32__8211__32_uthevingsfarge_32_2" style:display-name="60 % – uthevingsfarge 2" style:family="table-cell" style:data-style-name="N0">
      <style:table-cell-properties fo:background-color="#F4B084"/>
    </style:style>
    <style:style style:name="_54_0_32__37__32__8211__32_uthevingsfarge_32_3" style:display-name="60 % – uthevingsfarge 3" style:family="table-cell" style:data-style-name="N0">
      <style:table-cell-properties fo:background-color="#C9C9C9"/>
    </style:style>
    <style:style style:name="_54_0_32__37__32__8211__32_uthevingsfarge_32_4" style:display-name="60 % – uthevingsfarge 4" style:family="table-cell" style:data-style-name="N0">
      <style:table-cell-properties fo:background-color="#FFD966"/>
    </style:style>
    <style:style style:name="_54_0_32__37__32__8211__32_uthevingsfarge_32_5" style:display-name="60 % – uthevingsfarge 5" style:family="table-cell" style:data-style-name="N0">
      <style:table-cell-properties fo:background-color="#9BC2E6"/>
    </style:style>
    <style:style style:name="_54_0_32__37__32__8211__32_uthevingsfarge_32_6" style:display-name="60 % – uthevingsfarge 6" style:family="table-cell" style:data-style-name="N0">
      <style:table-cell-properties fo:background-color="#A9D08E"/>
    </style:style>
    <style:style style:name="Beregni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D_229_rlig" style:display-name="Dårlig" style:family="table-cell" style:data-style-name="N0">
      <style:table-cell-properties fo:background-color="#FFC7CE"/>
      <style:text-properties fo:color="#9C0006"/>
    </style:style>
    <style:style style:name="Forklarende_32_tekst" style:display-name="Forklarende tekst" style:family="table-cell" style:data-style-name="N0">
      <style:text-properties fo:color="#7F7F7F" fo:font-style="italic" style:font-style-asian="italic" style:font-style-complex="italic"/>
    </style:style>
    <style:style style:name="God" style:family="table-cell" style:data-style-name="N0">
      <style:table-cell-properties fo:background-color="#C6EFCE"/>
      <style:text-properties fo:color="#006100"/>
    </style:style>
    <style:style style:name="Hyperkobling" style:family="table-cell" style:data-style-name="N0">
      <style:text-properties fo:color="#0563C1" style:text-underline-style="solid" style:text-underline-type="single"/>
    </style:style>
    <style:style style:name="Inndata" style:family="table-cell" style:data-style-name="N0">
      <style:table-cell-properties fo:border="thin solid #7F7F7F" fo:background-color="#FFCC99"/>
      <style:text-properties fo:color="#3F3F76"/>
    </style:style>
    <style:style style:name="Koblet_32_celle" style:display-name="Koblet c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Kontrollcelle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Merknad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_248_ytral" style:display-name="Nøytral" style:family="table-cell" style:data-style-name="N0">
      <style:table-cell-properties fo:background-color="#FFEB9C"/>
      <style:text-properties fo:color="#9C5700"/>
    </style:style>
    <style:style style:name="Overskrift_32_1" style:display-name="Oversk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Overskrift_32_2" style:display-name="Oversk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Overskrift_32_3" style:display-name="Oversk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Overskrift_32_4" style:display-name="Overskrift 4" style:family="table-cell" style:data-style-name="N0">
      <style:text-properties fo:color="#44546A" fo:font-weight="bold" style:font-weight-asian="bold" style:font-weight-complex="bold"/>
    </style:style>
    <style:style style:name="Tittel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t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Utdat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thevingsfarge1" style:family="table-cell" style:data-style-name="N0">
      <style:table-cell-properties fo:background-color="#4472C4"/>
      <style:text-properties fo:color="#FFFFFF"/>
    </style:style>
    <style:style style:name="Uthevingsfarge2" style:family="table-cell" style:data-style-name="N0">
      <style:table-cell-properties fo:background-color="#ED7D31"/>
      <style:text-properties fo:color="#FFFFFF"/>
    </style:style>
    <style:style style:name="Uthevingsfarge3" style:family="table-cell" style:data-style-name="N0">
      <style:table-cell-properties fo:background-color="#A5A5A5"/>
      <style:text-properties fo:color="#FFFFFF"/>
    </style:style>
    <style:style style:name="Uthevingsfarge4" style:family="table-cell" style:data-style-name="N0">
      <style:table-cell-properties fo:background-color="#FFC000"/>
      <style:text-properties fo:color="#FFFFFF"/>
    </style:style>
    <style:style style:name="Uthevingsfarge5" style:family="table-cell" style:data-style-name="N0">
      <style:table-cell-properties fo:background-color="#5B9BD5"/>
      <style:text-properties fo:color="#FFFFFF"/>
    </style:style>
    <style:style style:name="Uthevingsfarge6" style:family="table-cell" style:data-style-name="N0">
      <style:table-cell-properties fo:background-color="#70AD47"/>
      <style:text-properties fo:color="#FFFFFF"/>
    </style:style>
    <style:style style:name="Varselteks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Lukas Jack Reiner Gode</meta:initial-creator>
    <dc:creator>Lukas Godé</dc:creator>
    <meta:creation-date>2023-12-15T16:22:24Z</meta:creation-date>
    <dc:date>2025-04-15T09:00:24Z</dc:date>
  </office:meta>
</office:document-meta>
</file>